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mport frappe</text:p>
      <text:p text:style-name="Normal">from frappe import _</text:p>
      <text:p text:style-name="Normal">from frappe.custom.doctype.custom_field.custom_field import create_custom_fields</text:p>
      <text:p text:style-name="Normal"/>
      <text:p text:style-name="Normal">def setup_rice_mill():</text:p>
      <text:p text:style-name="Normal"><text:s text:c="4"/>"""Setup custom configurations for Rice Mill in ERPNext"""</text:p>
      <text:p text:style-name="Normal"><text:s text:c="4"/>create_custom_doctypes()</text:p>
      <text:p text:style-name="Normal"><text:s text:c="4"/>create_rice_mill_custom_fields()</text:p>
      <text:p text:style-name="Normal"><text:s text:c="4"/>create_rice_quality_parameters()</text:p>
      <text:p text:style-name="Normal"><text:s text:c="4"/>setup_workflow()</text:p>
      <text:p text:style-name="Normal"/>
      <text:p text:style-name="Normal">def create_custom_doctypes():</text:p>
      <text:p text:style-name="Normal"><text:s text:c="4"/>"""Create custom doctypes specific to rice mill operations"""</text:p>
      <text:p text:style-name="Normal"><text:s text:c="4"/># Rice Lot doctype</text:p>
      <text:p text:style-name="Normal"><text:s text:c="4"/>if not frappe.db.exists('DocType', 'Rice Lot'):</text:p>
      <text:p text:style-name="Normal"><text:s text:c="8"/>doc = frappe.new_doc('DocType')</text:p>
      <text:p text:style-name="Normal"><text:s text:c="8"/>doc.name = 'Rice Lot'</text:p>
      <text:p text:style-name="Normal"><text:s text:c="8"/>doc.module = 'Rice Mill'</text:p>
      <text:p text:style-name="Normal"><text:s text:c="8"/>doc.custom = 1</text:p>
      <text:p text:style-name="Normal"><text:s text:c="8"/>doc.fields = [</text:p>
      <text:p text:style-name="Normal"><text:s text:c="12"/>{</text:p>
      <text:p text:style-name="Normal"><text:s text:c="16"/>'fieldname': 'lot_id',</text:p>
      <text:p text:style-name="Normal"><text:s text:c="16"/>'label': 'Lot ID',</text:p>
      <text:p text:style-name="Normal"><text:s text:c="16"/>'fieldtype': 'Data',</text:p>
      <text:p text:style-name="Normal"><text:s text:c="16"/>'reqd': 1</text:p>
      <text:p text:style-name="Normal"><text:s text:c="12"/>},</text:p>
      <text:p text:style-name="Normal"><text:s text:c="12"/>{</text:p>
      <text:p text:style-name="Normal"><text:s text:c="16"/>'fieldname': 'paddy_type',</text:p>
      <text:p text:style-name="Normal"><text:s text:c="16"/>'label': 'Paddy Type',</text:p>
      <text:p text:style-name="Normal"><text:s text:c="16"/>'fieldtype': 'Link',</text:p>
      <text:p text:style-name="Normal"><text:s text:c="16"/>'options': 'Item',</text:p>
      <text:p text:style-name="Normal"><text:s text:c="16"/>'reqd': 1</text:p>
      <text:p text:style-name="Normal"><text:s text:c="12"/>},</text:p>
      <text:p text:style-name="Normal"><text:s text:c="12"/>{</text:p>
      <text:p text:style-name="Normal"><text:s text:c="16"/>'fieldname': 'moisture_content',</text:p>
      <text:p text:style-name="Normal"><text:s text:c="16"/>'label': 'Moisture Content (%)',</text:p>
      <text:p text:style-name="Normal"><text:s text:c="16"/>'fieldtype': 'Float',</text:p>
      <text:p text:style-name="Normal"><text:s text:c="16"/>'reqd': 1</text:p>
      <text:p text:style-name="Normal"><text:s text:c="12"/>},</text:p>
      <text:p text:style-name="Normal"><text:s text:c="12"/>{</text:p>
      <text:p text:style-name="Normal"><text:s text:c="16"/>'fieldname': 'quantity',</text:p>
      <text:p text:style-name="Normal"><text:s text:c="16"/>'label': 'Quantity (kg)',</text:p>
      <text:p text:style-name="Normal"><text:s text:c="16"/>'fieldtype': 'Float',</text:p>
      <text:p text:style-name="Normal"><text:s text:c="16"/>'reqd': 1</text:p>
      <text:p text:style-name="Normal"><text:s text:c="12"/>},</text:p>
      <text:p text:style-name="Normal"><text:s text:c="12"/>{</text:p>
      <text:p text:style-name="Normal"><text:s text:c="16"/>'fieldname': 'processing_status',</text:p>
      <text:p text:style-name="Normal"><text:s text:c="16"/>'label': 'Processing Status',</text:p>
      <text:p text:style-name="Normal"><text:s text:c="16"/>'fieldtype': 'Select',</text:p>
      <text:p text:style-name="Normal"><text:s text:c="16"/>'options': '\nPending\nIn Process\nCompleted',</text:p>
      <text:p text:style-name="Normal"><text:s text:c="16"/>'default': 'Pending'</text:p>
      <text:p text:style-name="Normal"><text:s text:c="12"/>}</text:p>
      <text:p text:style-name="Normal"><text:s text:c="8"/>]</text:p>
      <text:p text:style-name="Normal"><text:s text:c="8"/>doc.insert()</text:p>
      <text:p text:style-name="Normal"/>
      <text:p text:style-name="Normal">def create_rice_mill_custom_fields():</text:p>
      <text:p text:style-name="Normal"><text:s text:c="4"/>"""Create custom fields in existing doctypes"""</text:p>
      <text:p text:style-name="Normal"><text:s text:c="4"/>custom_fields = {</text:p>
      <text:p text:style-name="Normal"><text:s text:c="8"/>'Item': [</text:p>
      <text:p text:style-name="Normal"><text:s text:c="12"/>{</text:p>
      <text:p text:style-name="Normal"><text:s text:c="16"/>'fieldname': 'rice_variety',</text:p>
      <text:p text:style-name="Normal"><text:s text:c="16"/>'label': 'Rice Variety',</text:p>
      <text:p text:style-name="Normal"><text:s text:c="16"/>'fieldtype': 'Select',</text:p>
      <text:p text:style-name="Normal"><text:s text:c="16"/>'options': '\nBasmati\nJasmine\nBrown\nWhite\nOther',</text:p>
      <text:p text:style-name="Normal"><text:s text:c="16"/>'insert_after': 'item_group'</text:p>
      <text:p text:style-name="Normal"><text:s text:c="12"/>},</text:p>
      <text:p text:style-name="Normal"><text:s text:c="12"/>{</text:p>
      <text:p text:style-name="Normal"><text:s text:c="16"/>'fieldname': 'grain_length',</text:p>
      <text:p text:style-name="Normal"><text:s text:c="16"/>'label': 'Grain Length (mm)',</text:p>
      <text:p text:style-name="Normal"><text:s text:c="16"/>'fieldtype': 'Float',</text:p>
      <text:p text:style-name="Normal"><text:s text:c="16"/>'insert_after': 'rice_variety'</text:p>
      <text:p text:style-name="Normal"><text:s text:c="12"/>}</text:p>
      <text:p text:style-name="Normal"><text:s text:c="8"/>],</text:p>
      <text:p text:style-name="Normal"><text:s text:c="8"/>'Stock Entry': [</text:p>
      <text:p text:style-name="Normal"><text:s text:c="12"/>{</text:p>
      <text:p text:style-name="Normal"><text:s text:c="16"/>'fieldname': 'rice_lot',</text:p>
      <text:p text:style-name="Normal"><text:s text:c="16"/>'label': 'Rice Lot',</text:p>
      <text:p text:style-name="Normal"><text:s text:c="16"/>'fieldtype': 'Link',</text:p>
      <text:p text:style-name="Normal"><text:s text:c="16"/>'options': 'Rice Lot',</text:p>
      <text:p text:style-name="Normal"><text:s text:c="16"/>'insert_after': 'stock_entry_type'</text:p>
      <text:p text:style-name="Normal"><text:s text:c="12"/>},</text:p>
      <text:p text:style-name="Normal"><text:s text:c="12"/>{</text:p>
      <text:p text:style-name="Normal"><text:s text:c="16"/>'fieldname': 'milling_output',</text:p>
      <text:p text:style-name="Normal"><text:s text:c="16"/>'label': 'Milling Output (%)',</text:p>
      <text:p text:style-name="Normal"><text:s text:c="16"/>'fieldtype': 'Float',</text:p>
      <text:p text:style-name="Normal"><text:s text:c="16"/>'insert_after': 'rice_lot'</text:p>
      <text:p text:style-name="Normal"><text:s text:c="12"/>}</text:p>
      <text:p text:style-name="Normal"><text:s text:c="8"/>]</text:p>
      <text:p text:style-name="Normal"><text:s text:c="4"/>}</text:p>
      <text:p text:style-name="Normal"><text:s text:c="4"/>create_custom_fields(custom_fields)</text:p>
      <text:p text:style-name="Normal"/>
      <text:p text:style-name="Normal">def create_rice_quality_parameters():</text:p>
      <text:p text:style-name="Normal"><text:s text:c="4"/>"""Create quality inspection parameters for rice"""</text:p>
      <text:p text:style-name="Normal"><text:s text:c="4"/>if not frappe.db.exists('Quality Inspection Parameter', 'Moisture Content'):</text:p>
      <text:p text:style-name="Normal"><text:s text:c="8"/>parameters = [</text:p>
      <text:p text:style-name="Normal"><text:s text:c="12"/>{'parameter': 'Moisture Content', 'specification': 'Between 12-14%'},</text:p>
      <text:p text:style-name="Normal"><text:s text:c="12"/>{'parameter': 'Broken Rice Percentage', 'specification': 'Less than 5%'},</text:p>
      <text:p text:style-name="Normal"><text:s text:c="12"/>{'parameter': 'Foreign Matter', 'specification': 'Less than 0.5%'},</text:p>
      <text:p text:style-name="Normal"><text:s text:c="12"/>{'parameter': 'Yellowish Kernels', 'specification': 'Less than 3%'}</text:p>
      <text:p text:style-name="Normal"><text:s text:c="8"/>]</text:p>
      <text:p text:style-name="Normal"><text:s text:c="8"/></text:p>
      <text:p text:style-name="Normal"><text:s text:c="8"/>for param in parameters:</text:p>
      <text:p text:style-name="Normal"><text:s text:c="12"/>doc = frappe.new_doc('Quality Inspection Parameter')</text:p>
      <text:p text:style-name="Normal"><text:s text:c="12"/>doc.parameter = param['parameter']</text:p>
      <text:p text:style-name="Normal"><text:s text:c="12"/>doc.specification = param['specification']</text:p>
      <text:p text:style-name="Normal"><text:s text:c="12"/>doc.insert()</text:p>
      <text:p text:style-name="Normal"/>
      <text:p text:style-name="Normal">def setup_workflow():</text:p>
      <text:p text:style-name="Normal"><text:s text:c="4"/>"""Setup workflow for rice processing"""</text:p>
      <text:p text:style-name="Normal"><text:s text:c="4"/>if not frappe.db.exists('Workflow', 'Rice Processing'):</text:p>
      <text:p text:style-name="Normal"><text:s text:c="8"/>workflow = frappe.new_doc('Workflow')</text:p>
      <text:p text:style-name="Normal"><text:s text:c="8"/>workflow.workflow_name = 'Rice Processing'</text:p>
      <text:p text:style-name="Normal"><text:s text:c="8"/>workflow.document_type = 'Rice Lot'</text:p>
      <text:p text:style-name="Normal"><text:s text:c="8"/>workflow.workflow_state_field = 'processing_status'</text:p>
      <text:p text:style-name="Normal"><text:s text:c="8"/></text:p>
      <text:p text:style-name="Normal"><text:s text:c="8"/># Define states</text:p>
      <text:p text:style-name="Normal"><text:s text:c="8"/>workflow.states = [</text:p>
      <text:p text:style-name="Normal"><text:s text:c="12"/>{'state': 'Pending', 'doc_status': 0, 'allow_edit': 'Rice Mill Manager'},</text:p>
      <text:p text:style-name="Normal"><text:s text:c="12"/>{'state': 'In Process', 'doc_status': 1, 'allow_edit': 'Rice Mill Operator'},</text:p>
      <text:p text:style-name="Normal"><text:s text:c="12"/>{'state': 'Quality Check', 'doc_status': 1, 'allow_edit': 'Quality Manager'},</text:p>
      <text:p text:style-name="Normal"><text:s text:c="12"/>{'state': 'Completed', 'doc_status': 1, 'allow_edit': 'Rice Mill Manager'}</text:p>
      <text:p text:style-name="Normal"><text:s text:c="8"/>]</text:p>
      <text:p text:style-name="Normal"><text:s text:c="8"/></text:p>
      <text:p text:style-name="Normal"><text:s text:c="8"/># Define transitions</text:p>
      <text:p text:style-name="Normal"><text:s text:c="8"/>workflow.transitions = [</text:p>
      <text:p text:style-name="Normal"><text:s text:c="12"/>{</text:p>
      <text:p text:style-name="Normal"><text:s text:c="16"/>'state': 'Pending',</text:p>
      <text:p text:style-name="Normal"><text:s text:c="16"/>'action': 'Start Processing',</text:p>
      <text:p text:style-name="Normal"><text:s text:c="16"/>'next_state': 'In Process',</text:p>
      <text:p text:style-name="Normal"><text:s text:c="16"/>'allowed': 'Rice Mill Manager'</text:p>
      <text:p text:style-name="Normal"><text:s text:c="12"/>},</text:p>
      <text:p text:style-name="Normal"><text:s text:c="12"/>{</text:p>
      <text:p text:style-name="Normal"><text:s text:c="16"/>'state': 'In Process',</text:p>
      <text:p text:style-name="Normal"><text:s text:c="16"/>'action': 'Submit for QC',</text:p>
      <text:p text:style-name="Normal"><text:s text:c="16"/>'next_state': 'Quality Check',</text:p>
      <text:p text:style-name="Normal"><text:s text:c="16"/>'allowed': 'Rice Mill Operator'</text:p>
      <text:p text:style-name="Normal"><text:s text:c="12"/>},</text:p>
      <text:p text:style-name="Normal"><text:s text:c="12"/>{</text:p>
      <text:p text:style-name="Normal"><text:s text:c="16"/>'state': 'Quality Check',</text:p>
      <text:p text:style-name="Normal"><text:s text:c="16"/>'action': 'Approve',</text:p>
      <text:p text:style-name="Normal"><text:s text:c="16"/>'next_state': 'Completed',</text:p>
      <text:p text:style-name="Normal"><text:s text:c="16"/>'allowed': 'Quality Manager'</text:p>
      <text:p text:style-name="Normal"><text:s text:c="12"/>}</text:p>
      <text:p text:style-name="Normal"><text:s text:c="8"/>]</text:p>
      <text:p text:style-name="Normal"><text:s text:c="8"/></text:p>
      <text:p text:style-name="Normal"><text:s text:c="8"/>workflow.insert()</text:p>
      <text:p text:style-name="Normal"/>
      <text:p text:style-name="Normal">def create_custom_reports():</text:p>
      <text:p text:style-name="Normal"><text:s text:c="4"/>"""Create custom reports for rice mill operations"""</text:p>
      <text:p text:style-name="Normal"><text:s text:c="4"/># Rice Production Summary Report</text:p>
      <text:p text:style-name="Normal"><text:s text:c="4"/>if not frappe.db.exists('Report', 'Rice Production Summary'):</text:p>
      <text:p text:style-name="Normal"><text:s text:c="8"/>report = frappe.new_doc('Report')</text:p>
      <text:p text:style-name="Normal"><text:s text:c="8"/>report.report_name = 'Rice Production Summary'</text:p>
      <text:p text:style-name="Normal"><text:s text:c="8"/>report.ref_doctype = 'Rice Lot'</text:p>
      <text:p text:style-name="Normal"><text:s text:c="8"/>report.report_type = 'Script Report'</text:p>
      <text:p text:style-name="Normal"><text:s text:c="8"/>report.module = 'Rice Mill'</text:p>
      <text:p text:style-name="Normal"><text:s text:c="8"/>report.insert()</text:p>
      <text:p text:style-name="Normal"/>
      <text:p text:style-name="Normal">def execute():</text:p>
      <text:p text:style-name="Normal"><text:s text:c="4"/>"""Main execution function"""</text:p>
      <text:p text:style-name="Normal"><text:s text:c="4"/>try:</text:p>
      <text:p text:style-name="Normal"><text:s text:c="8"/>setup_rice_mill()</text:p>
      <text:p text:style-name="Normal"><text:s text:c="8"/>create_custom_reports()</text:p>
      <text:p text:style-name="Normal"><text:s text:c="8"/>frappe.db.commit()</text:p>
      <text:p text:style-name="Normal"><text:s text:c="8"/>print("Rice Mill setup completed successfully")</text:p>
      <text:p text:style-name="Normal"><text:s text:c="4"/>except Exception as e:</text:p>
      <text:p text:style-name="Normal"><text:s text:c="8"/>frappe.db.rollback()</text:p>
      <text:p text:style-name="Normal"><text:s text:c="8"/>print(f"Error during setup: {str(e)}")</text:p>
      <text:p text:style-name="Normal"><text:s text:c="8"/>raise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Yu Gothic Light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13328@students.riphah.edu.pk</meta:initial-creator>
    <dc:creator>13328@students.riphah.edu.pk</dc:creator>
    <meta:creation-date>2024-12-27T16:42:00Z</meta:creation-date>
    <dc:date>2024-12-27T16:42:00Z</dc:date>
    <meta:template xlink:href="Normal.dotm" xlink:type="simple"/>
    <meta:editing-cycles>3</meta:editing-cycles>
    <meta:editing-duration>PT60S</meta:editing-duration>
    <meta:document-statistic meta:page-count="1" meta:paragraph-count="11" meta:word-count="867" meta:character-count="5799" meta:row-count="41" meta:non-whitespace-character-count="4943"/>
  </office:meta>
</office:document-meta>
</file>